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00000006045C18C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="0.0382in" fo:border="0.0007in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padding="0.0382in" fo:border="0.0007in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Garamond" fo:font-size="18pt" fo:font-weight="bold" fo:background-color="transparent" style:font-size-asian="18pt" style:font-weight-asian="bold" style:font-name-complex="Garamond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Garamond" fo:font-size="12pt" fo:font-weight="normal" fo:background-color="transparent" style:font-size-asian="12pt" style:font-weight-asian="normal" style:font-name-complex="Garamond1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ff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6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8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9" style:family="paragraph" style:parent-style-name="Achievement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bold" fo:background-color="transparent" style:font-size-asian="12pt" style:font-style-asian="italic" style:font-weight-asian="bold" style:font-name-complex="Garamond1" style:font-size-complex="12pt" style:font-style-complex="italic" style:font-weight-complex="bold"/>
    </style:style>
    <style:style style:name="P1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normal" style:text-underline-style="none" fo:font-weight="normal" fo:background-color="transparent" style:font-size-asian="5pt" style:font-style-asian="normal" style:font-weight-asian="normal" style:font-name-complex="Garamond1" style:font-size-complex="5pt" style:font-style-complex="normal" style:font-weight-complex="normal"/>
    </style:style>
    <style:style style:name="P11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2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5pt" fo:font-style="italic" style:text-underline-style="none" fo:font-weight="normal" fo:background-color="transparent" style:font-size-asian="5pt" style:font-style-asian="italic" style:font-weight-asian="normal" style:font-name-complex="Garamond1" style:font-size-complex="5pt" style:font-style-complex="italic" style:font-weight-complex="normal"/>
    </style:style>
    <style:style style:name="P13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Achievement">
      <style:paragraph-properties fo:margin-left="0in" fo:margin-right="0in" style:line-height-at-least="0.139in" fo:text-indent="0in" style:auto-text-indent="false">
        <style:tab-stops>
          <style:tab-stop style:position="0.5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P17" style:family="paragraph" style:parent-style-name="Standard">
      <style:paragraph-properties fo:line-height="100%" fo:text-align="center" style:justify-single-word="false"/>
    </style:style>
    <style:style style:name="P18" style:family="paragraph" style:parent-style-name="Standard">
      <style:paragraph-properties fo:line-height="100%"/>
      <style:text-properties fo:font-size="6pt" style:font-size-asian="6pt" style:font-size-complex="6pt"/>
    </style:style>
    <style:style style:name="P19" style:family="paragraph" style:parent-style-name="Achievement" style:list-style-name="WWNum8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  <style:tab-stop style:position="0.5in"/>
        </style:tab-stops>
      </style:paragraph-properties>
    </style:style>
    <style:style style:name="P2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</style:style>
    <style:style style:name="P21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2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bold" fo:background-color="transparent" style:font-size-asian="12pt" style:font-style-asian="normal" style:font-weight-asian="bold" style:font-name-complex="Garamond1" style:font-size-complex="12pt" style:font-style-complex="normal" style:font-weight-complex="bold"/>
    </style:style>
    <style:style style:name="P24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P26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28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fo:color="#ff0000" style:font-name="Garamond"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none" fo:font-weight="bold" fo:background-color="transparent" style:font-size-asian="12pt" style:font-style-asian="italic" style:font-weight-asian="bold" style:font-name-complex="Garamond1" style:font-size-complex="12pt" style:font-style-complex="italic" style:font-weight-complex="bold"/>
    </style:style>
    <style:style style:name="P30" style:family="paragraph" style:parent-style-name="Achievement">
      <style:paragraph-properties fo:margin-left="0in" fo:margin-right="0in" fo:line-height="100%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2pt" fo:font-style="italic" style:text-underline-style="solid" style:text-underline-width="auto" style:text-underline-color="font-color" fo:font-weight="normal" fo:background-color="transparent" style:font-size-asian="12pt" style:font-style-asian="italic" style:font-weight-asian="normal" style:font-name-complex="Garamond1" style:font-size-complex="12pt" style:font-style-complex="italic" style:font-weight-complex="normal"/>
    </style:style>
    <style:style style:name="P31" style:family="paragraph" style:parent-style-name="Table_20_Contents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Garamond" fo:font-size="14pt" fo:font-style="normal" style:text-underline-style="none" fo:font-weight="bold" fo:background-color="transparent" style:font-size-asian="14pt" style:font-style-asian="normal" style:font-weight-asian="bold" style:font-name-complex="Garamond1" style:font-size-complex="14pt" style:font-style-complex="normal" style:font-weight-complex="bold"/>
    </style:style>
    <style:style style:name="T1" style:family="text">
      <style:text-properties style:font-name="Garamond" fo:background-color="transparent" style:font-name-complex="Garamond1"/>
    </style:style>
    <style:style style:name="T2" style:family="text">
      <style:text-properties fo:color="#000000"/>
    </style:style>
    <style:style style:name="T3" style:family="text">
      <style:text-properties fo:color="#000000" style:font-name="Garamond" fo:font-size="12pt" style:text-underline-style="none" fo:background-color="transparent" style:font-size-asian="12pt" style:font-name-complex="Garamond1" style:font-size-complex="12pt"/>
    </style:style>
    <style:style style:name="T4" style:family="text">
      <style:text-properties fo:color="#000000" style:font-name="Garamond" fo:font-size="12pt" style:text-underline-style="solid" style:text-underline-width="auto" style:text-underline-color="font-color" fo:background-color="transparent" style:font-size-asian="12pt" style:font-name-complex="Garamond1" style:font-size-complex="12pt"/>
    </style:style>
    <style:style style:name="T5" style:family="text">
      <style:text-properties fo:color="#000000" style:font-name="Garamond" fo:font-size="12pt" fo:background-color="transparent" style:font-size-asian="12pt" style:font-name-complex="Garamond1" style:font-size-complex="12pt"/>
    </style:style>
    <style:style style:name="T6" style:family="text">
      <style:text-properties fo:color="#000000" fo:font-style="normal" style:font-style-asian="normal" style:font-name-complex="Garamond1" style:font-style-complex="normal"/>
    </style:style>
    <style:style style:name="T7" style:family="text">
      <style:text-properties fo:color="#000000" style:font-name-complex="Garamond1"/>
    </style:style>
    <style:style style:name="T8" style:family="text">
      <style:text-properties fo:color="#000000" style:text-underline-style="solid" style:text-underline-width="auto" style:text-underline-color="font-color" style:font-name-complex="Garamond1"/>
    </style:style>
    <style:style style:name="T9" style:family="text">
      <style:text-properties fo:color="#000000" fo:font-weight="normal" style:font-weight-asian="normal" style:font-name-complex="Garamond1" style:font-weight-complex="normal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Garamond" fo:font-size="12pt" fo:font-style="normal" style:text-underline-style="none" fo:font-weight="normal" fo:background-color="transparent" style:font-size-asian="12pt" style:font-style-asian="normal" style:font-weight-asian="normal" style:font-name-complex="Garamond1" style:font-size-complex="12pt" style:font-style-complex="normal" style:font-weight-complex="normal"/>
    </style:style>
    <style:style style:name="T12" style:family="text">
      <style:text-properties style:use-window-font-color="true" style:font-name="Garamond" fo:font-size="12pt" fo:font-style="normal" style:text-underline-style="none" fo:background-color="transparent" style:font-size-asian="12pt" style:font-style-asian="normal" style:font-name-complex="Garamond1" style:font-size-complex="12pt" style:font-style-complex="normal"/>
    </style:style>
    <style:style style:name="T13" style:family="text">
      <style:text-properties style:use-window-font-color="true" style:font-name="Garamond" fo:font-size="12pt" style:text-underline-style="none" fo:background-color="transparent" style:font-size-asian="12pt" style:font-name-complex="Garamond1" style:font-size-complex="12pt"/>
    </style:style>
    <style:style style:name="T14" style:family="text">
      <style:text-properties style:use-window-font-color="true" style:font-name-complex="Garamond1"/>
    </style:style>
    <style:style style:name="T15" style:family="text">
      <style:text-properties style:use-window-font-color="true" fo:font-style="italic" style:font-style-asian="italic" style:font-name-complex="Garamond1" style:font-style-complex="italic"/>
    </style:style>
    <style:style style:name="T16" style:family="text">
      <style:text-properties style:use-window-font-color="true" fo:font-style="normal" style:font-style-asian="normal" style:font-name-complex="Garamond1" style:font-style-complex="normal"/>
    </style:style>
    <style:style style:name="T17" style:family="text">
      <style:text-properties style:use-window-font-color="true" fo:font-style="normal" style:text-underline-style="solid" style:text-underline-width="auto" style:text-underline-color="font-color" style:font-style-asian="normal" style:font-name-complex="Garamond1" style:font-style-complex="normal"/>
    </style:style>
    <style:style style:name="T18" style:family="text">
      <style:text-properties style:use-window-font-color="true" style:text-underline-style="solid" style:text-underline-width="auto" style:text-und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6">Skills</text:p>
          </table:table-cell>
        </table:table-row>
      </table:table>
      <text:p text:style-name="P18"/>
      <text:p text:style-name="P17"><text:s text:c="4"/>• Sales • Organization and Sorting • Food Handling • Customer Service • Building Maintenance • Sanitation <text:s/></text:p>
      <text:p text:style-name="P17"><text:s text:c="4"/>• Meteorite Handling • Animal Feeding • Fact Memorization • Hardware Maintenance • Graphics Design</text:p>
      <text:p text:style-name="P17">• Personnel Organization • Mascot Guidance • Gardening • Creative and Technical Writing • Networking</text:p>
      <text:p text:style-name="P17"><text:s text:c="4"/>• Website Administration • Software Operation • Web Design • Public Speaking and Commentary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31">Experience</text:p>
          </table:table-cell>
        </table:table-row>
      </table:table>
      <text:p text:style-name="P11"/>
      <text:p text:style-name="P29"><text:span text:style-name="T19">“Sales Clerk</text:span>,” <text:span text:style-name="T20">Barstow Station</text:span><text:span text:style-name="T19">, Barstow, CA<text:tab/><text:tab/><text:tab/><text:tab/><text:tab/><text:tab/><text:tab/>2009-2013</text:span></text:p>
      <text:p text:style-name="P30">Route 66 Gift Shop made out of re-purposed train parts</text:p>
      <text:list xml:id="list7337124365934541420" text:style-name="WWNum8">
        <text:list-header>
          <text:p text:style-name="P19"><text:span text:style-name="T11"><text:s text:c="4"/>• Sales • Stocking and Inventory • Food Handling • Customer Service and Information</text:span></text:p>
        </text:list-header>
      </text:list>
      <text:p text:style-name="P23"><text:span text:style-name="T10">“Volunteer,” </text:span><text:span text:style-name="T18">Gameworld</text:span><text:span text:style-name="T10">, Barstow, CA<text:tab/><text:tab/><text:tab/><text:tab/><text:tab/><text:tab/><text:tab/><text:tab/>2012</text:span></text:p>
      <text:p text:style-name="P27"><text:span text:style-name="T10">Used Video Game Trade-In Store</text:span></text:p>
      <text:p text:style-name="P7"><text:s text:c="4"/>• Stocking • Product Repair • Sales • Store Maintenance and Cleaning • Customer Service and Information</text:p>
      <text:p text:style-name="P22"><text:span text:style-name="T3">Volunteer, </text:span><text:span text:style-name="T4">Desert Discovery Center</text:span><text:span text:style-name="T3">, Barstow, CA<text:tab/><text:tab/><text:tab/><text:tab/><text:tab/><text:tab/>2012</text:span></text:p>
      <text:p text:style-name="P21"><text:span text:style-name="T5">Museum housing the “Old Woman” Meteorite</text:span></text:p>
      <text:p text:style-name="P20"><text:span text:style-name="T11"><text:s text:c="4"/>• Store Maintenance • Sales • Gardening • Pool Cleaning • Animal Feeding • Mascot Guidance </text:span></text:p>
      <text:p text:style-name="P20"><text:span text:style-name="T11"><text:s text:c="4"/>• Meteorite Cleaning • Customer Service and Information</text:span></text:p>
      <text:p text:style-name="P24"><text:span text:style-name="T7">Co-Commentator, </text:span><text:span text:style-name="T8">Beaverhousin Productions</text:span><text:span text:style-name="T7">, ScrewAttack Network<text:tab/><text:tab/><text:tab/><text:tab/>2011-Present</text:span></text:p>
      <text:p text:style-name="P28"><text:span text:style-name="T7">Video Game-related comedy video web-series</text:span></text:p>
      <text:p text:style-name="P14"><text:span text:style-name="T6"><text:s text:c="5"/>• Graphics Design • Web Design • Commentary • Personnel Organization • Creative Writing • Networking</text:span></text:p>
      <text:p text:style-name="P24"><text:span text:style-name="T7">Graphics Designer, </text:span><text:span text:style-name="T8">Mojang AB</text:span><text:span text:style-name="T7">, Stockholm, Sweden<text:tab/><text:tab/><text:tab/><text:tab/><text:tab/><text:tab/>2011</text:span></text:p>
      <text:p text:style-name="P27"><text:span text:style-name="T2">Created in-game Minecraft player-skin used by Markus Toivonen, promotional artist for Minecraft</text:span></text:p>
      <text:p text:style-name="P25"><text:span text:style-name="T2"><text:s text:c="4"/>• Graphics Design • Networking</text:span></text:p>
      <text:p text:style-name="P14"><text:span text:style-name="T14">Graphics Designer</text:span><text:span text:style-name="T16">, </text:span><text:span text:style-name="T17">Evil Minecraft</text:span><text:span text:style-name="T16">,<text:tab/><text:tab/><text:tab/><text:tab/><text:tab/><text:tab/>2011-2012</text:span></text:p>
      <text:p text:style-name="P7"><text:s text:c="4"/>• <text:s text:c="2"/>Designed graphics for in-game items and blocks for “Evil Minecraft” Minecraft game modification</text:p>
      <text:p text:style-name="P7"><text:span text:style-name="T2"><text:s text:c="9"/></text:span>formerly developed as free side project headed by independent game studio Fallen Moon Network.</text:p>
      <text:p text:style-name="P7"><text:span text:style-name="T21">Administrator</text:span>, CrazySweater Forums, Location, N/A<text:tab/><text:tab/><text:tab/><text:tab/><text:tab/><text:tab/>2005-2009<text:line-break/> <text:s text:c="3"/>• <text:s text:c="2"/>Moderated, administrated, and ran public forums and message boards.</text:p>
      <text:p text:style-name="P13"><text:span text:style-name="T15">Producer</text:span><text:span text:style-name="T14">, Kibble's Universe, Location, N/A<text:tab/><text:tab/><text:tab/><text:tab/><text:tab/><text:tab/><text:tab/><text:tab/>2005-2007</text:span></text:p>
      <text:p text:style-name="P7"><text:s text:c="4"/>• <text:s text:c="2"/>Produced online web comics and animations for self-managed franchis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Education and Training</text:p>
          </table:table-cell>
        </table:table-row>
      </table:table>
      <text:p text:style-name="P12"/>
      <text:p text:style-name="P6"><text:span text:style-name="T21">High School Diploma,</text:span> <text:s/>Excelsior Charter School, Barstow, CA<text:tab/><text:tab/><text:tab/><text:tab/> <text:s text:c="8"/>2012</text:p>
      <text:p text:style-name="P15"><text:span text:style-name="T13">California Food Handling License. </text:span><text:span text:style-name="T12">Barstow Community College, Barstow, CA<text:tab/><text:tab/> <text:s text:c="8"/>2009</text:span></text:p>
      <text:p text:style-name="P8"/>
      <text:p text:style-name="P9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Garamond" svg:font-family="Garamond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aramond1" svg:font-family="Garamon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chievement" style:family="paragraph" style:parent-style-name="Standard" style:default-outline-level="">
      <style:paragraph-properties fo:margin="100%" fo:margin-left="0.1701in" fo:margin-right="0in" fo:margin-top="0in" fo:margin-bottom="0.0417in" style:line-height-at-least="0.0835in" fo:text-indent="-0.1701in" style:auto-text-indent="false">
        <style:tab-stops>
          <style:tab-stop style:position="0.25in"/>
        </style:tab-stops>
      </style:paragraph-properties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Wingdings1"/>
    </style:style>
    <style:style style:name="ListLabel_20_1" style:display-name="ListLabel 1" style:family="text">
      <style:text-properties fo:font-size="8pt" style:font-size-asian="8pt" style:font-name-complex="Wingdings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style:font-name="Garamond" fo:font-size="18pt" fo:font-weight="bold" fo:background-color="transparent" style:font-size-asian="18pt" style:font-weight-asian="bold" style:font-name-complex="Garamond1" style:font-size-complex="18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000000" style:font-name="Garamond" fo:font-size="12pt" fo:font-weight="normal" fo:background-color="transparent" style:font-size-asian="12pt" style:font-weight-asian="normal" style:font-name-complex="Garamond1" style:font-size-complex="12pt" style:font-weight-complex="normal"/>
    </style:style>
    <style:style style:name="MP3" style:family="paragraph" style:parent-style-name="Standard">
      <style:paragraph-properties fo:text-align="center" style:justify-single-word="false"/>
      <style:text-properties fo:color="#0000ff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MP4" style:family="paragraph" style:parent-style-name="Standard">
      <style:paragraph-properties fo:text-align="center" style:justify-single-word="false"/>
      <style:text-properties fo:color="#0000f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MT1" style:family="text">
      <style:text-properties style:font-name="Garamond" fo:background-color="transparent" style:font-name-complex="Garamond1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25in" fo:margin-bottom="0.1256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in" svg:height="1in" draw:z-index="0"><draw:image xlink:href="Pictures/10000201000000600000006045C18C39.png" xlink:type="simple" xlink:show="embed" xlink:actuate="onLoad"/></draw:frame>Josefina Breit Vineyard</text:p>
        <text:p text:style-name="MP2">2500 N. Rainbow Blvd, Apt. 2102,</text:p>
        <text:p text:style-name="MP2">Las Vegas, NV 89108</text:p>
        <text:p text:style-name="MP2">(702) 463-3886</text:p>
        <text:p text:style-name="MP3"><text:a xlink:type="simple" xlink:href="mailto:josefina.vineyard@gmail.com" text:style-name="Internet_20_link" text:visited-style-name="Visited_20_Internet_20_Link"><text:span text:style-name="MT1">josefina.vineyard@gmail.com</text:span></text:a></text:p>
        <text:p text:style-name="MP4"><text:a xlink:type="simple" xlink:href="http://qsksw.webs.com/" text:style-name="Internet_20_link" text:visited-style-name="Visited_20_Internet_20_Link"><text:span text:style-name="MT1">http://qsksw.webs.com/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fina Vineyard</meta:initial-creator>
    <meta:creation-date>2014-02-20T19:11:00.76</meta:creation-date>
    <dc:date>2015-02-09T19:49:22.51</dc:date>
    <meta:editing-duration>PT4H29M54S</meta:editing-duration>
    <meta:editing-cycles>123</meta:editing-cycles>
    <meta:generator>OpenOffice/4.1.0$Win32 OpenOffice.org_project/410m18$Build-9764</meta:generator>
    <dc:creator>Josefina Vineyard</dc:creator>
    <meta:document-statistic meta:table-count="3" meta:image-count="1" meta:object-count="0" meta:page-count="1" meta:paragraph-count="38" meta:word-count="320" meta:character-count="2356"/>
  </office:meta>
</office:document-meta>
</file>